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d703" officeooo:paragraph-rsid="0013d703"/>
    </style:style>
    <style:style style:name="P2" style:family="paragraph" style:parent-style-name="Standard">
      <style:text-properties fo:font-style="italic" officeooo:rsid="0013d703" officeooo:paragraph-rsid="0013d703" style:font-style-asian="italic" style:font-style-complex="italic"/>
    </style:style>
    <style:style style:name="P3" style:family="paragraph" style:parent-style-name="Standard">
      <style:text-properties officeooo:rsid="0013d703" officeooo:paragraph-rsid="0013d70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49bf0"/>
    </style:style>
    <style:style style:name="T3" style:family="text">
      <style:text-properties officeooo:rsid="0014e11c"/>
    </style:style>
    <style:style style:name="T4" style:family="text">
      <style:text-properties officeooo:rsid="0015346e"/>
    </style:style>
    <style:style style:name="T5" style:family="text">
      <style:text-properties officeooo:rsid="0016a3c0"/>
    </style:style>
    <style:style style:name="T6" style:family="text">
      <style:text-properties officeooo:rsid="001866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leveringsopgave</text:p>
      <text:p text:style-name="P1"/>
      <text:p text:style-name="P1">Lav en port<text:span text:style-name="T3">e</text:span>følje over de lærte emner i programmeringsfaget. I port<text:span text:style-name="T3">e</text:span>føljen skal du kort sammenfatte din viden om stoffet og skal kunne fungere som opslagsværk for dig.</text:p>
      <text:p text:style-name="P1"/>
      <text:p text:style-name="P1">Emner, der skal være dækket:</text:p>
      <text:p text:style-name="P1">1. Klasse</text:p>
      <text:p text:style-name="P1">2. Variabel</text:p>
      <text:p text:style-name="P1"><text:tab/>1. Primitive typer</text:p>
      <text:p text:style-name="P1"><text:tab/>2. Objekttyper,</text:p>
      <text:p text:style-name="P1"><text:tab/><text:tab/><text:span text:style-name="T6">1. Referencer</text:span></text:p>
      <text:p text:style-name="P1"><text:tab/>3. Field/Attribut, Lokal variabel</text:p>
      <text:p text:style-name="P1">3. <text:span text:style-name="T6">Erklæring og </text:span>Assignment <text:span text:style-name="T6">af variabler</text:span></text:p>
      <text:p text:style-name="P1">4. Metoder</text:p>
      <text:p text:style-name="P1"><text:tab/>1. Returtyper og returnering</text:p>
      <text:p text:style-name="P1"><text:tab/>2. Parametre</text:p>
      <text:p text:style-name="P1"><text:tab/><text:span text:style-name="T4">3. get- og setmetoder</text:span></text:p>
      <text:p text:style-name="P1">5. Cosntructors</text:p>
      <text:p text:style-name="P1">4. If-sætninger</text:p>
      <text:p text:style-name="P1"><text:tab/><text:span text:style-name="T5">1. Boolske (Boolean) udtryk</text:span></text:p>
      <text:p text:style-name="P1">5. Loops <text:span text:style-name="T2">(for-each, while, for)</text:span></text:p>
      <text:p text:style-name="P1"/>
      <text:p text:style-name="P1">Du må gerne sætte ekstra emner på, og du må gerne flytte rundt på emnerne, hvis det gør det mere overskueligt for dig. Porføljen er et værktøj du skal bruge.</text:p>
      <text:p text:style-name="P1"/>
      <text:p text:style-name="P1">Eksmepel:</text:p>
      <text:p text:style-name="P1">1. Kasse:</text:p>
      <text:p text:style-name="P1"><text:tab/><text:span text:style-name="T1">Syntaks: &lt;synlighed&gt; class &lt;navn&gt; { ... } </text:span></text:p>
      <text:p text:style-name="P2"><text:tab/>Mellem krøllerne står attributtterne, constructors og metoder</text:p>
      <text:p text:style-name="P2"><text:tab/>Eksempel på klasse: </text:p>
      <text:p text:style-name="P2"><text:tab/><text:tab/>public class Person {</text:p>
      <text:p text:style-name="P2"><text:tab/><text:tab/><text:tab/>private String name;</text:p>
      <text:p text:style-name="P2"><text:tab/><text:tab/><text:tab/>public Person(String name) {</text:p>
      <text:p text:style-name="P2"><text:tab/><text:tab/><text:tab/><text:tab/>this.name = name;</text:p>
      <text:p text:style-name="P2"><text:tab/><text:tab/><text:tab/>}</text:p>
      <text:p text:style-name="P2"><text:tab/><text:tab/><text:tab/>public void setName(String name) {</text:p>
      <text:p text:style-name="P2"><text:tab/><text:tab/><text:tab/><text:tab/>this.name = name;</text:p>
      <text:p text:style-name="P2"><text:tab/><text:tab/><text:tab/>}</text:p>
      <text:p text:style-name="P2"><text:tab/><text:tab/><text:tab/>public String getName() {</text:p>
      <text:p text:style-name="P2"><text:tab/><text:tab/><text:tab/><text:tab/>return name;</text:p>
      <text:p text:style-name="P2"><text:tab/><text:tab/><text:tab/>}</text:p>
      <text:p text:style-name="P2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8S</meta:editing-duration>
    <meta:editing-cycles>8</meta:editing-cycles>
    <meta:generator>LibreOffice/5.3.0.3$Windows_X86_64 LibreOffice_project/7074905676c47b82bbcfbea1aeefc84afe1c50e1</meta:generator>
    <dc:date>2017-10-05T21:03:44.788000000</dc:date>
    <meta:document-statistic meta:table-count="0" meta:image-count="0" meta:object-count="0" meta:page-count="1" meta:paragraph-count="36" meta:word-count="161" meta:character-count="1034" meta:non-whitespace-character-count="858"/>
    <meta:user-defined meta:name="Info 1"/>
    <meta:user-defined meta:name="Info 2"/>
    <meta:user-defined meta:name="Info 3"/>
    <meta:user-defined meta:name="Info 4"/>
  </office:meta>
</office:document-meta>
</file>